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table:style-name="ce2" office:value-type="float" office:value="98.68" calcext:value-type="float">
            <text:p>98.68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36" calcext:value-type="float">
            <text:p>1136</text:p>
          </table:table-cell>
          <table:table-cell table:formula="of:=[.B2]-[.E2]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5" office:value-type="float" office:value="100" calcext:value-type="float">
            <text:p>100.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bs-lisp-evaluate-bool.adb</text:p>
          </table:table-cell>
          <table:table-cell table:style-name="ce7"/>
          <table:table-cell table:style-name="ce7" table:formula="of:=ROUND([.B3]*[.A3]/100; 0)" office:value-type="float" office:value="121" calcext:value-type="float">
            <text:p>121</text:p>
          </table:table-cell>
          <table:table-cell table:style-name="ce7" table:formula="of:=[.B3]-[.E3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" office:value-type="float" office:value="84.49" calcext:value-type="float">
            <text:p>84.4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7" calcext:value-type="float">
            <text:p>207</text:p>
          </table:table-cell>
          <table:table-cell table:formula="of:=[.B6]-[.E6]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2" office:value-type="float" office:value="93.02" calcext:value-type="float">
            <text:p>93.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40" calcext:value-type="float">
            <text:p>40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" office:value-type="float" office:value="96.7" calcext:value-type="float">
            <text:p>96.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8" calcext:value-type="float">
            <text:p>88</text:p>
          </table:table-cell>
          <table:table-cell table:formula="of:=[.B8]-[.E8]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" office:value-type="float" office:value="92.05" calcext:value-type="float">
            <text:p>92.0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2" calcext:value-type="float">
            <text:p>162</text:p>
          </table:table-cell>
          <table:table-cell table:formula="of:=[.B9]-[.E9]"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2"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5" calcext:value-type="float">
            <text:p>165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90.72" calcext:value-type="float">
            <text:p>90.72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3" calcext:value-type="float">
            <text:p>313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2">
          <table:table-cell table:style-name="ce2" office:value-type="float" office:value="91.02" calcext:value-type="float">
            <text:p>91.0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33" calcext:value-type="float">
            <text:p>233</text:p>
          </table:table-cell>
          <table:table-cell table:formula="of:=[.B15]-[.E15]" office:value-type="float" office:value="23" calcext:value-type="float">
            <text:p>23</text:p>
          </table:table-cell>
          <table:table-cell/>
        </table:table-row>
        <table:table-row table:style-name="ro2">
          <table:table-cell table:style-name="ce2" office:value-type="float" office:value="92.92" calcext:value-type="float">
            <text:p>92.9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7" calcext:value-type="float">
            <text:p>197</text:p>
          </table:table-cell>
          <table:table-cell table:formula="of:=[.B16]-[.E16]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2" office:value-type="float" office:value="93.88" calcext:value-type="float">
            <text:p>93.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92" calcext:value-type="float">
            <text:p>92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" office:value-type="float" office:value="94.5" calcext:value-type="float">
            <text:p>94.5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3" calcext:value-type="float">
            <text:p>103</text:p>
          </table:table-cell>
          <table:table-cell table:formula="of:=[.B18]-[.E18]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" office:value-type="float" office:value="100" calcext:value-type="float">
            <text:p>100.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bs-lisp-parser-stdio.ads</text:p>
          </table:table-cell>
          <table:table-cell table:style-name="ce7"/>
          <table:table-cell table:style-name="ce7" table:formula="of:=ROUND([.B19]*[.A19]/100; 0)" office:value-type="float" office:value="8" calcext:value-type="float">
            <text:p>8</text:p>
          </table:table-cell>
          <table:table-cell table:style-name="ce7" table:formula="of:=[.B19]-[.E19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80.95" calcext:value-type="float">
            <text:p>80.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bs-lisp-parser-stdio.adb</text:p>
          </table:table-cell>
          <table:table-cell/>
          <table:table-cell table:formula="of:=ROUND([.B20]*[.A20]/100; 0)" office:value-type="float" office:value="17" calcext:value-type="float">
            <text:p>17</text:p>
          </table:table-cell>
          <table:table-cell table:formula="of:=[.B20]-[.E20]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" office:value-type="float" office:value="100" calcext:value-type="float">
            <text:p>100.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bs-lisp-parser.ads</text:p>
          </table:table-cell>
          <table:table-cell table:style-name="ce7"/>
          <table:table-cell table:style-name="ce7" table:formula="of:=ROUND([.B21]*[.A21]/100; 0)" office:value-type="float" office:value="7" calcext:value-type="float">
            <text:p>7</text:p>
          </table:table-cell>
          <table:table-cell table:style-name="ce7" table:formula="of:=[.B21]-[.E21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79.43" calcext:value-type="float">
            <text:p>79.4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2]*[.A22]/100; 0)" office:value-type="float" office:value="224" calcext:value-type="float">
            <text:p>224</text:p>
          </table:table-cell>
          <table:table-cell table:formula="of:=[.B22]-[.E22]" office:value-type="float" office:value="58" calcext:value-type="float">
            <text:p>58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3]*[.A23]/100; 0)" office:value-type="float" office:value="5" calcext:value-type="float">
            <text:p>5</text:p>
          </table:table-cell>
          <table:table-cell table:style-name="ce7" table:formula="of:=[.B23]-[.E23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80.67" calcext:value-type="float">
            <text:p>80.6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4]*[.A24]/100; 0)" office:value-type="float" office:value="96" calcext:value-type="float">
            <text:p>96</text:p>
          </table:table-cell>
          <table:table-cell table:formula="of:=[.B24]-[.E24]" office:value-type="float" office:value="23" calcext:value-type="float">
            <text:p>23</text:p>
          </table:table-cell>
          <table:table-cell/>
        </table:table-row>
        <table:table-row table:style-name="ro2">
          <table:table-cell table:style-name="ce2"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5]*[.A25]/100; 0)" office:value-type="float" office:value="180" calcext:value-type="float">
            <text:p>180</text:p>
          </table:table-cell>
          <table:table-cell table:formula="of:=[.B25]-[.E25]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"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6]*[.A26]/100; 0)" office:value-type="float" office:value="70" calcext:value-type="float">
            <text:p>70</text:p>
          </table:table-cell>
          <table:table-cell table:formula="of:=[.B26]-[.E26]"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7]*[.A27]/100; 0)" office:value-type="float" office:value="10" calcext:value-type="float">
            <text:p>10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86.03" calcext:value-type="float">
            <text:p>86.0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8]*[.A28]/100; 0)" office:value-type="float" office:value="394" calcext:value-type="float">
            <text:p>394</text:p>
          </table:table-cell>
          <table:table-cell table:formula="of:=[.B28]-[.E28]"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9]*[.A29]/100; 0)" office:value-type="float" office:value="6" calcext:value-type="float">
            <text:p>6</text:p>
          </table:table-cell>
          <table:table-cell table:style-name="ce7" table:formula="of:=[.B29]-[.E29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30]*[.A30]/100; 0)" office:value-type="float" office:value="3" calcext:value-type="float">
            <text:p>3</text:p>
          </table:table-cell>
          <table:table-cell table:style-name="ce7" table:formula="of:=[.B30]-[.E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32]*100/[.B32]; 2)" office:value-type="float" office:value="92.55" calcext:value-type="float">
            <text:p>92.55</text:p>
          </table:table-cell>
          <table:table-cell table:formula="of:=SUM([.B2:.B30])" office:value-type="float" office:value="4699" calcext:value-type="float">
            <text:p>4699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0])" office:value-type="float" office:value="4349" calcext:value-type="float">
            <text:p>4349</text:p>
          </table:table-cell>
          <table:table-cell table:formula="of:=[.B32]-[.E32]" office:value-type="float" office:value="350" calcext:value-type="float">
            <text:p>350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A2:Sheet1.A30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11:54:39.9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rent Seidel</meta:initial-creator>
    <meta:creation-date>2021-03-11T07:38:55.499711045</meta:creation-date>
    <dc:date>2021-05-25T12:10:41.212000000</dc:date>
    <meta:editing-duration>P6DT7H55M50S</meta:editing-duration>
    <meta:editing-cycles>42</meta:editing-cycles>
    <meta:generator>LibreOffice/7.1.3.2$Windows_X86_64 LibreOffice_project/47f78053abe362b9384784d31a6e56f8511eb1c1</meta:generator>
    <meta:document-statistic meta:table-count="1" meta:cell-count="156" meta:object-count="0"/>
  </office:meta>
</office:document-meta>
</file>